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NDON HERNANDEZ, VICTOR JESU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OQUEGU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0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NDON HERNANDEZ, VICTOR JESU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1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30T16:38:3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